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54f7" officeooo:paragraph-rsid="000ddec9"/>
    </style:style>
    <style:style style:name="P2" style:family="paragraph" style:parent-style-name="Standard">
      <style:text-properties fo:font-size="12pt" fo:font-weight="normal" officeooo:rsid="000c54f7" officeooo:paragraph-rsid="000c54f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weight="normal" officeooo:rsid="000c5dbf" officeooo:paragraph-rsid="000c5dbf" style:font-weight-asian="normal" style:font-weight-complex="normal"/>
    </style:style>
    <style:style style:name="P4" style:family="paragraph" style:parent-style-name="Standard">
      <style:text-properties fo:font-weight="normal" officeooo:rsid="000ddec9" officeooo:paragraph-rsid="000ddec9" style:font-weight-asian="normal" style:font-weight-complex="normal"/>
    </style:style>
    <style:style style:name="P5" style:family="paragraph" style:parent-style-name="Standard">
      <style:text-properties fo:font-weight="normal" officeooo:rsid="000e6780" officeooo:paragraph-rsid="000e6780" style:font-weight-asian="normal" style:font-weight-complex="normal"/>
    </style:style>
    <style:style style:name="P6" style:family="paragraph" style:parent-style-name="Standard">
      <style:text-properties fo:font-weight="normal" officeooo:rsid="000f17a7" officeooo:paragraph-rsid="000f17a7" style:font-weight-asian="normal" style:font-weight-complex="normal"/>
    </style:style>
    <style:style style:name="P7" style:family="paragraph" style:parent-style-name="Standard">
      <style:text-properties fo:font-weight="normal" officeooo:rsid="00114654" officeooo:paragraph-rsid="00114654" style:font-weight-asian="normal" style:font-weight-complex="normal"/>
    </style:style>
    <style:style style:name="P8" style:family="paragraph" style:parent-style-name="Standard">
      <style:text-properties fo:font-weight="normal" officeooo:rsid="00114654" officeooo:paragraph-rsid="00129437" style:font-weight-asian="normal" style:font-weight-complex="normal"/>
    </style:style>
    <style:style style:name="P9" style:family="paragraph" style:parent-style-name="Standard">
      <style:text-properties fo:font-weight="bold" officeooo:rsid="00114654" officeooo:paragraph-rsid="00129437" style:font-weight-asian="bold" style:font-weight-complex="bold"/>
    </style:style>
    <style:style style:name="P10" style:family="paragraph" style:parent-style-name="Standard">
      <style:text-properties fo:font-size="13pt" fo:font-weight="bold" officeooo:rsid="00129437" officeooo:paragraph-rsid="00129437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c54f7" officeooo:paragraph-rsid="000ddec9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0c54f7" officeooo:paragraph-rsid="000c54f7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211397" officeooo:paragraph-rsid="00211397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2748a7" officeooo:paragraph-rsid="002748a7" style:font-size-asian="13pt" style:font-weight-asian="bold" style:font-size-complex="13pt" style:font-weight-complex="bold"/>
    </style:style>
    <style:style style:name="P15" style:family="paragraph" style:parent-style-name="Standard">
      <style:text-properties fo:font-weight="bold" officeooo:rsid="000c5dbf" officeooo:paragraph-rsid="000c5dbf" style:font-weight-asian="bold" style:font-weight-complex="bold"/>
    </style:style>
    <style:style style:name="P16" style:family="paragraph" style:parent-style-name="Standard">
      <style:text-properties fo:font-weight="bold" officeooo:rsid="000ddec9" officeooo:paragraph-rsid="000ddec9" style:font-weight-asian="bold" style:font-weight-complex="bold"/>
    </style:style>
    <style:style style:name="P17" style:family="paragraph" style:parent-style-name="Standard">
      <style:text-properties fo:font-weight="bold" officeooo:rsid="000e6780" officeooo:paragraph-rsid="000ddec9" style:font-weight-asian="bold" style:font-weight-complex="bold"/>
    </style:style>
    <style:style style:name="P18" style:family="paragraph" style:parent-style-name="Standard">
      <style:text-properties fo:font-size="12pt" fo:font-weight="normal" officeooo:rsid="00129437" officeooo:paragraph-rsid="00129437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6929a" officeooo:paragraph-rsid="0018d74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8616a" officeooo:paragraph-rsid="001d6757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8616a" officeooo:paragraph-rsid="001d675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acfb7" officeooo:paragraph-rsid="001b6d4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b6d4a" officeooo:paragraph-rsid="001b6d4a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b7ea7" officeooo:paragraph-rsid="001b7ea7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d6757" officeooo:paragraph-rsid="001d6757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11397" officeooo:paragraph-rsid="00211397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23be2" officeooo:paragraph-rsid="00223be2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73c98" officeooo:paragraph-rsid="00273c98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7e186" officeooo:paragraph-rsid="002748a7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902c5" officeooo:paragraph-rsid="002902c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bold" officeooo:rsid="0015305c" officeooo:paragraph-rsid="0015305c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6929a" officeooo:paragraph-rsid="0016929a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8616a" officeooo:paragraph-rsid="001d6757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18d748" officeooo:paragraph-rsid="0018d748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8d748" officeooo:paragraph-rsid="0016929a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1b7ea7" officeooo:paragraph-rsid="001b7ea7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1eb4e0" officeooo:paragraph-rsid="001eb4e0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2902c5" officeooo:paragraph-rsid="002902c5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loext:opacity="100%" style:font-name="Arial" fo:font-size="9pt" fo:letter-spacing="normal" fo:font-style="normal" fo:font-weight="normal" officeooo:rsid="0016929a" officeooo:paragraph-rsid="0018d748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b6d4a" officeooo:paragraph-rsid="001b6d4a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color="#252525" loext:opacity="100%" fo:font-size="14pt"/>
    </style:style>
    <style:style style:name="P42" style:family="paragraph" style:parent-style-name="Text_20_body">
      <style:text-properties fo:color="#252525" loext:opacity="100%" fo:font-size="14pt" fo:font-weight="normal" officeooo:rsid="0027e186" officeooo:paragraph-rsid="002748a7" style:font-size-asian="10.5pt" style:font-weight-asian="normal" style:font-size-complex="12pt" style:font-weight-complex="normal"/>
    </style:style>
    <style:style style:name="P43" style:family="paragraph" style:parent-style-name="Text_20_body" style:list-style-name="L2">
      <style:text-properties officeooo:paragraph-rsid="002902c5"/>
    </style:style>
    <style:style style:name="P44" style:family="paragraph" style:parent-style-name="Text_20_body" style:list-style-name="L2"/>
    <style:style style:name="P45" style:family="paragraph">
      <loext:graphic-properties draw:fill-color="#ffff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748" style:font-weight-asian="bold" style:font-weight-complex="bold"/>
    </style:style>
    <style:style style:name="T3" style:family="text">
      <style:text-properties fo:font-weight="bold" officeooo:rsid="00205db3" style:font-weight-asian="bold" style:font-weight-complex="bold"/>
    </style:style>
    <style:style style:name="T4" style:family="text">
      <style:text-properties officeooo:rsid="000de177"/>
    </style:style>
    <style:style style:name="T5" style:family="text">
      <style:text-properties officeooo:rsid="00129437"/>
    </style:style>
    <style:style style:name="T6" style:family="text">
      <style:text-properties officeooo:rsid="0015305c"/>
    </style:style>
    <style:style style:name="T7" style:family="text">
      <style:text-properties officeooo:rsid="0018d748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23be2" style:font-size-asian="10.5pt" style:font-weight-asian="normal" style:font-size-complex="12pt" style:font-weight-complex="normal"/>
    </style:style>
    <style:style style:name="T10" style:family="text">
      <style:text-properties officeooo:rsid="001b7ea7"/>
    </style:style>
    <style:style style:name="T11" style:family="text">
      <style:text-properties officeooo:rsid="0029fbf9"/>
    </style:style>
    <style:style style:name="T12" style:family="text">
      <style:text-properties fo:color="#252525" loext:opacity="100%" fo:font-size="14pt"/>
    </style:style>
    <style:style style:name="T13" style:family="text">
      <style:text-properties fo:color="#252525" loext:opacity="100%" fo:font-size="14pt" fo:font-weight="normal" officeooo:rsid="002902c5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201in" fo:min-width="0.3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201in" fo:min-width="0.9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1201in" fo:min-width="0.6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201in" fo:min-width="0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d7" draw:textarea-horizontal-align="justify" draw:textarea-vertical-align="middle" draw:auto-grow-height="false" fo:min-height="0.4165in" fo:min-width="0.8646in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1"/>
      <text:p text:style-name="P11">Statically Type Language</text:p>
      <text:p text:style-name="P12"/>
      <text:p text:style-name="P2">Statically Typed means the data type of a variable is known at the compile time. That means programmer has to specify the data type of a variable at the time of its declaration.</text:p>
      <text:p text:style-name="Standard"/>
      <text:p text:style-name="P15">Dynamically typed Language</text:p>
      <text:p text:style-name="P15"/>
      <text:p text:style-name="P3">Dynamically type data means interpreter assign data type the data type to a variable at runtime. There are no any per-defined data types. Types are checking at rum-time.</text:p>
      <text:p text:style-name="P3"/>
      <text:p text:style-name="P4">Java belong to statically and Dynamic type both.</text:p>
      <text:p text:style-name="P15"/>
      <text:p text:style-name="P16">Strongly Typed Language</text:p>
      <text:p text:style-name="P16"/>
      <text:p text:style-name="P4">Types are Checking Strictly. It<text:span text:style-name="T4"> is necessary to specify the data type of <text:s/>a variable.</text:span></text:p>
      <text:p text:style-name="P6">Java belongs to the Strongly typed language.</text:p>
      <text:p text:style-name="P4"/>
      <text:p text:style-name="P16"/>
      <text:p text:style-name="P16">Loosely Typed Language</text:p>
      <text:p text:style-name="P17"/>
      <text:p text:style-name="P5">Data types are not checking Strictly. Loosely typed data types are not strongly bound with data types.</text:p>
      <text:p text:style-name="P16"/>
      <text:p text:style-name="P4"/>
      <text:p text:style-name="P8">2.</text:p>
      <text:p text:style-name="P9">Case Sensitive</text:p>
      <text:p text:style-name="P7"/>
      <text:p text:style-name="P7">case sensitive means characters <text:span text:style-name="T5">that </text:span>are in lower and uppercase <text:span text:style-name="T5">treated as distinct. That means distinguish small and Capital letters. Java</text:span><text:span text:style-name="T6"> is a Case sensitive language.</text:span></text:p>
      <text:p text:style-name="P7"/>
      <text:p text:style-name="P10">Case-Insensitive</text:p>
      <text:p text:style-name="P10"/>
      <text:p text:style-name="P18">case Insensitive means language is not be able to distinguish between Upper and Lower case versions of a letter.</text:p>
      <text:p text:style-name="P18"/>
      <text:p text:style-name="P18"/>
      <text:p text:style-name="P31">Case Sensitive-Insensitive</text:p>
      <text:p text:style-name="P31"/>
      <text:p text:style-name="P31"/>
      <text:p text:style-name="P19">3.</text:p>
      <text:p text:style-name="P19"/>
      <text:p text:style-name="P36">Identity Conversion</text:p>
      <text:p text:style-name="P39"/>
      <text:p text:style-name="P40">A Conversion from a type to that same type is permitted for any type.</text:p>
      <text:p text:style-name="P19"/>
      <text:p text:style-name="P22"><text:span text:style-name="T10">i</text:span>nt <text:span text:style-name="T10">y</text:span>=10;</text:p>
      <text:p text:style-name="P24">int x;</text:p>
      <text:p text:style-name="P24"/>
      <text:p text:style-name="P24">x=y;</text:p>
      <text:p text:style-name="P24">x=(int) y;</text:p>
      <text:p text:style-name="P23"><text:soft-page-break/></text:p>
      <text:p text:style-name="P25">4.</text:p>
      <text:p text:style-name="P21"/>
      <text:p text:style-name="P21"/>
      <text:p text:style-name="P21"><text:span text:style-name="T1">Widening </text:span><text:span text:style-name="T2">Primitive</text:span><text:span text:style-name="T1"> C</text:span><text:span text:style-name="T2">onversion</text:span></text:p>
      <text:p text:style-name="P21"/>
      <text:p text:style-name="P20">Converting a lower data type into higher data type called widening <text:span text:style-name="T7">conversion</text:span> is done automatically.</text:p>
      <text:p text:style-name="P20"><text:tab/><text:tab/> <text:s text:c="2"/></text:p>
      <text:p text:style-name="P20"><draw:custom-shape text:anchor-type="paragraph" draw:z-index="0" draw:name="Shape 2" draw:style-name="gr5" draw:text-style-name="P45" svg:width="0.865in" svg:height="0.4169in" svg:x="4.0028in" svg:y="0.0146in"><text:p><text:s text:c="6"/>Byte</text:p><draw:enhanced-geometry svg:viewBox="0 0 21600 21600" draw:type="rectangle" draw:enhanced-path="M 0 0 L 21600 0 21600 21600 0 21600 0 0 Z N"/></draw:custom-shape></text:p>
      <text:p text:style-name="P21"/>
      <text:p text:style-name="P33"><draw:custom-shape text:anchor-type="paragraph" draw:z-index="15" draw:name="Shape 1" draw:style-name="gr1" svg:width="0.4378in" svg:height="0.2398in" draw:transform="rotate (-1.56032435128293) translate (4.52638888888889in 0.124305555555556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3"/>
      <text:p text:style-name="P33"/>
      <text:p text:style-name="P33"><draw:custom-shape text:anchor-type="paragraph" draw:z-index="1" draw:name="Shape 3" draw:style-name="gr5" draw:text-style-name="P45" svg:width="0.865in" svg:height="0.4169in" svg:x="1.4508in" svg:y="0.0563in"><text:p><text:s text:c="5"/>byte</text:p><draw:enhanced-geometry svg:viewBox="0 0 21600 21600" draw:type="rectangle" draw:enhanced-path="M 0 0 L 21600 0 21600 21600 0 21600 0 0 Z N"/></draw:custom-shape><draw:custom-shape text:anchor-type="paragraph" draw:z-index="2" draw:name="Shape 4" draw:style-name="gr5" draw:text-style-name="P45" svg:width="0.865in" svg:height="0.4169in" svg:x="2.7736in" svg:y="0.0563in"><text:p><text:s text:c="6"/>short</text:p><draw:enhanced-geometry svg:viewBox="0 0 21600 21600" draw:type="rectangle" draw:enhanced-path="M 0 0 L 21600 0 21600 21600 0 21600 0 0 Z N"/></draw:custom-shape><draw:custom-shape text:anchor-type="paragraph" draw:z-index="3" draw:name="Shape 5" draw:style-name="gr5" draw:text-style-name="P45" svg:width="0.865in" svg:height="0.4169in" svg:x="4.0547in" svg:y="0.0563in"><text:p><text:s text:c="5"/>int</text:p><draw:enhanced-geometry svg:viewBox="0 0 21600 21600" draw:type="rectangle" draw:enhanced-path="M 0 0 L 21600 0 21600 21600 0 21600 0 0 Z N"/></draw:custom-shape><draw:custom-shape text:anchor-type="paragraph" draw:z-index="4" draw:name="Shape 6" draw:style-name="gr5" draw:text-style-name="P45" svg:width="0.865in" svg:height="0.4169in" svg:x="5.5028in" svg:y="0.0563in"><text:p><text:s text:c="6"/>long</text:p><draw:enhanced-geometry svg:viewBox="0 0 21600 21600" draw:type="rectangle" draw:enhanced-path="M 0 0 L 21600 0 21600 21600 0 21600 0 0 Z N"/></draw:custom-shape><draw:custom-shape text:anchor-type="paragraph" draw:z-index="7" draw:name="Shape 10" draw:style-name="gr1" svg:width="0.4378in" svg:height="0.2398in" svg:x="2.3362in" svg:y="0.139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Shape 11" draw:style-name="gr4" svg:width="0.4169in" svg:height="0.2398in" svg:x="3.6382in" svg:y="0.118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 12" draw:style-name="gr1" svg:width="0.4378in" svg:height="0.2398in" svg:x="4.9819in" svg:y="0.12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3"/>
      <text:p text:style-name="P33"><draw:custom-shape text:anchor-type="paragraph" draw:z-index="10" draw:name="Shape 13" draw:style-name="gr2" svg:width="1.1043in" svg:height="0.2398in" draw:transform="rotate (-2.38219989604706) translate (5.89861111111111in 0.247222222222222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 14" draw:style-name="gr3" svg:width="0.7677in" svg:height="0.2398in" draw:transform="rotate (-1.58039563768087) translate (4.59305555555556in 0.177083333333333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 16" draw:style-name="gr3" svg:width="0.7677in" svg:height="0.2398in" draw:transform="rotate (-1.58039563768087) translate (6.18680555555556in 0.15625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Shape 17" draw:style-name="gr2" svg:width="1.1043in" svg:height="0.2398in" draw:transform="rotate (-0.758869158767135) translate (5.08402777777778in 0.0208333333333333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3"/>
      <text:p text:style-name="P33"/>
      <text:p text:style-name="P33"/>
      <text:p text:style-name="P37"/>
      <text:p text:style-name="P37"><draw:custom-shape text:anchor-type="paragraph" draw:z-index="5" draw:name="Shape 7" draw:style-name="gr5" draw:text-style-name="P45" svg:width="0.865in" svg:height="0.4169in" svg:x="4.128in" svg:y="0.0398in"><text:p><text:s text:c="5"/>float</text:p><draw:enhanced-geometry svg:viewBox="0 0 21600 21600" draw:type="rectangle" draw:enhanced-path="M 0 0 L 21600 0 21600 21600 0 21600 0 0 Z N"/></draw:custom-shape><draw:custom-shape text:anchor-type="paragraph" draw:z-index="6" draw:name="Shape 8" draw:style-name="gr5" draw:text-style-name="P45" svg:width="0.865in" svg:height="0.4169in" svg:x="5.6071in" svg:y="0.0398in"><text:p><text:s text:c="5"/>doubel</text:p><draw:enhanced-geometry svg:viewBox="0 0 21600 21600" draw:type="rectangle" draw:enhanced-path="M 0 0 L 21600 0 21600 21600 0 21600 0 0 Z N"/></draw:custom-shape><draw:custom-shape text:anchor-type="paragraph" draw:z-index="12" draw:name="Shape 15" draw:style-name="gr1" svg:width="0.4378in" svg:height="0.2398in" svg:x="5.0862in" svg:y="0.143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7"/>
      <text:p text:style-name="P37"/>
      <text:p text:style-name="P37"/>
      <text:p text:style-name="P37"/>
      <text:p text:style-name="P37"/>
      <text:p text:style-name="P37">EX:-</text:p>
      <text:p text:style-name="P25"><text:s text:c="8"/>byte myByte=10;</text:p>
      <text:p text:style-name="P25"><text:s text:c="8"/>short myShort=myByte;</text:p>
      <text:p text:style-name="P25"><text:s text:c="8"/>int myInt=myByte;</text:p>
      <text:p text:style-name="P25"><text:s text:c="8"/>long myLong=myByte;</text:p>
      <text:p text:style-name="P25"><text:s text:c="8"/>float myFloat=myByte;</text:p>
      <text:p text:style-name="P25"><text:s text:c="8"/>double myDouble=myByte;</text:p>
      <text:p text:style-name="P25"/>
      <text:p text:style-name="P26">5.</text:p>
      <text:p text:style-name="P26"/>
      <text:p text:style-name="P13">Run-time Constant</text:p>
      <text:p text:style-name="P13"/>
      <text:p text:style-name="P13"><text:tab/><text:span text:style-name="T8">Runt time Constant is a value that is computed only at the time when the program is running.run-time constant bit slower than compile-time constant.</text:span><text:span text:style-name="T9">JVM knows the value of constant in the run-time environment.</text:span></text:p>
      <text:p text:style-name="P13"/>
      <text:p text:style-name="P13">Compile-time Constant</text:p>
      <text:p text:style-name="P13"/>
      <text:p text:style-name="P26">These constants knows the values that store,that means compiler know the values inside the constant when compile.</text:p>
      <text:p text:style-name="P26"/>
      <text:p text:style-name="P27">final int CONST=10;</text:p>
      <text:p text:style-name="P27">int x=10;</text:p>
      <text:p text:style-name="P27"/>
      <text:p text:style-name="P27"/>
      <text:p text:style-name="P27"><text:soft-page-break/></text:p>
      <text:p text:style-name="P28">6.</text:p>
      <text:p text:style-name="P14"/>
      <text:p text:style-name="P42">when converting data types from higher to lower, called narrowing primitive conversions. Implicitly, conversion means a data type converts automatically from a higher data type to a lower data type.</text:p>
      <text:p text:style-name="P41">In the casting, the data types are not being converted from higher to lower data types. Those have to be converted explicitly.</text:p>
      <text:p text:style-name="P29"/>
      <text:p text:style-name="P38">Conditions for implicit narrowing conversions</text:p>
      <text:p text:style-name="P38"/>
      <text:list xml:id="list1526129335" text:style-name="L2">
        <text:list-item>
          <text:p text:style-name="P43"><text:span text:style-name="T13">It should be an assignment Context.</text:span></text:p>
        </text:list-item>
        <text:list-item>
          <text:p text:style-name="P44"><text:span text:style-name="T12">Constants should be compile-time constants.</text:span></text:p>
        </text:list-item>
        <text:list-item>
          <text:p text:style-name="P44"><text:span text:style-name="T12">The value should be in the bit range of the data type that is going to be converted.</text:span></text:p>
        </text:list-item>
      </text:list>
      <text:p text:style-name="P30"/>
      <text:p text:style-name="P31"/>
      <text:p text:style-name="P31"/>
      <text:p text:style-name="P35"/>
      <text:p text:style-name="P34"/>
      <text:p text:style-name="P34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36:36.707874191</meta:creation-date>
    <meta:generator>LibreOffice/7.3.7.2$Linux_X86_64 LibreOffice_project/30$Build-2</meta:generator>
    <dc:date>2023-07-31T11:40:36.715973538</dc:date>
    <meta:editing-duration>PT2H26M12S</meta:editing-duration>
    <meta:editing-cycles>16</meta:editing-cycles>
    <meta:document-statistic meta:table-count="0" meta:image-count="0" meta:object-count="0" meta:page-count="3" meta:paragraph-count="49" meta:word-count="378" meta:character-count="2410" meta:non-whitespace-character-count="2028"/>
  </office:meta>
</office:document-meta>
</file>